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1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" fo:font-size="8pt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bitmap" draw:fill-color="#cfe7f5" draw:fill-image-name="Empty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8pt" style:font-size-asian="8pt" style:font-size-complex="4.59999990463257pt"/>
    </style:style>
    <style:style style:name="T2" style:family="text">
      <style:text-properties fo:font-size="8pt" fo:language="pl" fo:country="PL" style:font-size-asian="8pt" style:font-size-complex="4.59999990463257pt"/>
    </style:style>
    <style:style style:name="T3" style:family="text">
      <style:text-properties fo:language="pl" fo:country="PL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Zarysowanie schematu klas i odpowiedzialności za odpowiednie operacje</text:p>
          </table:table-cell>
          <table:table-cell table:style-name="ce4" office:value-type="date" office:date-value="2014-11-07">
            <text:p>7.11.201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2"/>
          <table:table-cell table:style-name="ce2" office:value-type="string">
            <text:p><text:span text:style-name="T1">Ostateczne opracowanie schematu klas i</text:span><text:span text:style-name="T2">  odpowiedzialności</text:span><text:span text:style-name="T1"> ,</text:span></text:p>
            <text:p>szkic opisu dzia<text:span text:style-name="T3">ł</text:span>ania metod</text:p>
          </table:table-cell>
          <table:table-cell table:style-name="ce4" office:value-type="date" office:date-value="2014-11-19">
            <text:p>19.11.201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office:value-type="string">
            <text:p><text:span text:style-name="T1">Opis szczegółowy metod, zapoznanie z  działaniem i obsługą sensorów</text:span></text:p>
          </table:table-cell>
          <table:table-cell table:style-name="ce4" office:value-type="date" office:date-value="2014-11-26">
            <text:p>26.11.201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1" office:value-type="string">
            <text:p>Implementacja wstępna siły grawitacji oraz modelu elementu kulki, implementacja algorytmu rozwiązywania równań różniczkowych</text:p>
          </table:table-cell>
          <table:table-cell table:style-name="ce4" office:value-type="date" office:date-value="2014-12-03">
            <text:p>3.12.201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3" office:value-type="string">
            <text:p>Zaprojektowanie i <text:span text:style-name="T3">wstępna</text:span> implementacja <text:span text:style-name="T3">głównych</text:span> ekranów gry - menu, opcje, wybór planszy</text:p>
          </table:table-cell>
          <table:table-cell table:style-name="ce4" office:value-type="date" office:date-value="2014-12-03">
            <text:p>3.12.201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3" office:value-type="string">
            <text:p>Zaprojektowanie i <text:span text:style-name="T3">wstępna</text:span> implementacja modeli 3D <text:span text:style-name="T3">głównych</text:span> elementów gry, w tym kulki, wahadł<text:span text:style-name="T3">a, elementów bonusowych</text:span></text:p>
          </table:table-cell>
          <table:table-cell table:style-name="ce4" office:value-type="date" office:date-value="2014-12-03">
            <text:p>3.12.2014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/>
          <table:table-cell table:style-name="ce1" office:value-type="string">
            <text:p>Ostateczna implementacja siły grawitacji, testy sprawdzające siłę grawitacji,</text:p>
            <text:p>wstępny szkic dla sił oporu ruchu</text:p>
          </table:table-cell>
          <table:table-cell table:style-name="ce4" office:value-type="date" office:date-value="2014-12-10">
            <text:p>10.12.2014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table:style-name="ce3" office:value-type="string">
            <text:p>Implementacja zaprojektowanych ekranów.</text:p>
          </table:table-cell>
          <table:table-cell table:style-name="ce4" office:value-type="date" office:date-value="2014-12-10">
            <text:p>10.12.2014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table:style-name="ce3" office:value-type="string">
            <text:p>Stworzenie modeli 3D <text:span text:style-name="T3">głównych</text:span> elementów gry</text:p>
          </table:table-cell>
          <table:table-cell table:style-name="ce4" office:value-type="date" office:date-value="2014-12-10">
            <text:p>10.12.2014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number-columns-repeated="2"/>
          <table:table-cell table:style-name="ce2" office:value-type="string">
            <text:p><text:span text:style-name="T1">Implementacja </text:span><text:span text:style-name="T2">wstępna</text:span><text:span text:style-name="T1"> modeli</text:span><text:span text:style-name="T2"> fizycznych</text:span><text:span text:style-name="T1"> elementów dodatkowych i bonusów,</text:span><text:span text:style-name="T2"> </text:span><text:span text:style-name="T1">ostateczna implementacja sił oporów ruchu</text:span><text:span text:style-name="T2">,</text:span><text:span text:style-name="T1"><text:line-break/></text:span><text:span text:style-name="T1">testy dla sił oporów ruchu</text:span></text:p>
          </table:table-cell>
          <table:table-cell table:style-name="ce4" office:value-type="date" office:date-value="2014-12-19">
            <text:p>19.12.20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/>
          <table:table-cell table:style-name="ce3" office:value-type="string">
            <text:p>Implementacja obs<text:span text:style-name="T3">ł</text:span>ugi sterowania w  grze.</text:p>
          </table:table-cell>
          <table:table-cell table:style-name="ce4" office:value-type="date" office:date-value="2014-12-19">
            <text:p>19.12.20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/>
          <table:table-cell table:style-name="ce3" office:value-type="string">
            <text:p>Przygotowanie dokumentacji technicznej</text:p>
          </table:table-cell>
          <table:table-cell table:style-name="ce4" office:value-type="date" office:date-value="2014-12-19">
            <text:p>19.12.20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/>
          <table:table-cell table:style-name="ce1" office:value-type="string">
            <text:p>Ostateczna implementacja współdziałania elementów dodatkowych i bonusów z kulką</text:p>
          </table:table-cell>
          <table:table-cell table:style-name="ce4" office:value-type="date" office:date-value="2014-12-30">
            <text:p>30.12.201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style-name="ce3" office:value-type="string">
            <text:p>Zaprojektowanie plansz.</text:p>
          </table:table-cell>
          <table:table-cell table:style-name="ce4" office:value-type="date" office:date-value="2014-12-30">
            <text:p>30.12.2014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>
            <draw:frame table:end-cell-address="Arkusz1.I55" table:end-x="1.17cm" table:end-y="0.088cm" draw:z-index="1" draw:style-name="gr1" draw:text-style-name="P1" svg:width="31.111cm" svg:height="16.817cm" svg:x="0.697cm" svg:y="0.433cm">
              <draw:object draw:notify-on-update-of-ranges="Arkusz1.C3:Arkusz1.C18 Arkusz1.D3:Arkusz1.D18 Arkusz1.E3:Arkusz1.E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office:value-type="string">
            <text:p>Stworzenie plansz.</text:p>
          </table:table-cell>
          <table:table-cell table:style-name="ce4" office:value-type="date" office:date-value="2015-01-07">
            <text:p>7.01.2015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esty dla współdziałania elementów dodatkowych oraz testy integracyjne, zaimplementowana całkowita logika gry</text:p>
          </table:table-cell>
          <table:table-cell table:style-name="ce4" office:value-type="date" office:date-value="2015-01-07">
            <text:p>7.01.2015</text:p>
          </table:table-cell>
          <table:table-cell office:value-type="float" office:value="9">
            <text:p>9</text:p>
          </table:table-cell>
        </table:table-row>
        <table:table-row table:style-name="ro1" table:number-rows-repeated="77"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Arkusz1.I128" table:end-x="2.117cm" table:end-y="0.275cm" draw:z-index="0" draw:style-name="gr2" draw:text-style-name="P1" svg:width="30.497cm" svg:height="14.532cm" draw:transform="rotate (1.5707963267946) translate (0cm 0.195cm)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Empty" xlink:href="Pictures/100000000000000800000008DD0ADA29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10.11.2014</text:date>, <text:time>22:21:5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8:50:18.75</meta:creation-date>
    <dc:date>2014-11-10T22:21:50.23</dc:date>
    <meta:editing-duration>P4DT22M39S</meta:editing-duration>
    <meta:editing-cycles>1</meta:editing-cycles>
    <meta:document-statistic meta:table-count="3" meta:cell-count="48" meta:object-count="2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36">
      <style:chart-properties chart:display-label="true" chart:logarithmic="false" chart:minimum="41950" chart:maximum="42020" chart:origin="0" chart:interval-major="20" chart:interval-minor-divisor="5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6"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36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112cm" svg:height="16.818cm" xlink:href=".." xlink:type="simple" chart:class="chart:bar" chart:style-name="ch1">
        <chart:title svg:x="11.742cm" svg:y="0.472cm" chart:style-name="ch2">
          <text:p>Harmonogram pracy(model klasyczny)</text:p>
        </chart:title>
        <chart:plot-area chart:style-name="ch3" table:cell-range-address="Arkusz1.C3:Arkusz1.E18" chart:data-source-has-labels="column" svg:x="0.047cm" svg:y="1.881cm" svg:width="30.454cm" svg:height="12.587cm">
          <chartooo:coordinate-region svg:x="17.073cm" svg:y="2.555cm" svg:width="13.428cm" svg:height="11.913cm"/>
          <chart:axis chart:dimension="x" chart:name="primary-x" chart:style-name="ch4" chartooo:axis-type="auto">
            <chartooo:date-scale/>
            <chart:categories table:cell-range-address="Arkusz1.C3:Arkusz1.C18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Arkusz1.D3:Arkusz1.D18" chart:class="chart:bar">
            <chart:data-point chart:repeated="16"/>
          </chart:series>
          <chart:series chart:style-name="ch8" chart:values-cell-range-address="Arkusz1.E3:Arkusz1.E18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Zarysowanie schematu klas i odpowiedzialności za odpowiednie operacje</text:p>
                <draw:g>
                  <svg:desc>Arkusz1.C3:Arkusz1.C18</svg:desc>
                </draw:g>
              </table:table-cell>
              <table:table-cell office:value-type="float" office:value="41950">
                <text:p>41950</text:p>
                <draw:g>
                  <svg:desc>Arkusz1.D3:Arkusz1.D18</svg:desc>
                </draw:g>
              </table:table-cell>
              <table:table-cell office:value-type="float" office:value="12">
                <text:p>12</text:p>
                <draw:g>
                  <svg:desc>Arkusz1.E3:Arkusz1.E18</svg:desc>
                </draw:g>
              </table:table-cell>
            </table:table-row>
            <table:table-row>
              <table:table-cell office:value-type="string">
                <text:p>Ostateczne opracowanie schematu klas i  odpowiedzialności ,
szkic opisu działania metod</text:p>
              </table:table-cell>
              <table:table-cell office:value-type="float" office:value="41962">
                <text:p>419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pis szczegółowy metod, zapoznanie z  działaniem i obsługą sensorów</text:p>
              </table:table-cell>
              <table:table-cell office:value-type="float" office:value="41969">
                <text:p>419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mplementacja wstępna siły grawitacji oraz modelu elementu kulki, implementacja algorytmu rozwiązywania równań różniczkowych</text:p>
              </table:table-cell>
              <table:table-cell office:value-type="float" office:value="41976">
                <text:p>419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Zaprojektowanie i wstępna implementacja głównych ekranów gry - menu, opcje, wybór planszy</text:p>
              </table:table-cell>
              <table:table-cell office:value-type="float" office:value="41976">
                <text:p>419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Zaprojektowanie i wstępna implementacja modeli 3D głównych elementów gry, w tym kulki, wahadła, elementów bonusowych</text:p>
              </table:table-cell>
              <table:table-cell office:value-type="float" office:value="41976">
                <text:p>419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stateczna implementacja siły grawitacji, testy sprawdzające siłę grawitacji,
wstępny szkic dla sił oporu ruchu</text:p>
              </table:table-cell>
              <table:table-cell office:value-type="float" office:value="41983">
                <text:p>419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Implementacja zaprojektowanych ekranów.</text:p>
              </table:table-cell>
              <table:table-cell office:value-type="float" office:value="41983">
                <text:p>419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tworzenie modeli 3D głównych elementów gry</text:p>
              </table:table-cell>
              <table:table-cell office:value-type="float" office:value="41983">
                <text:p>419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Implementacja wstępna modeli fizycznych elementów dodatkowych i bonusów, ostateczna implementacja sił oporów ruchu,
testy dla sił oporów ruchu</text:p>
              </table:table-cell>
              <table:table-cell office:value-type="float" office:value="41992">
                <text:p>419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Implementacja obsługi sterowania w  grze.</text:p>
              </table:table-cell>
              <table:table-cell office:value-type="float" office:value="41992">
                <text:p>419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zygotowanie dokumentacji technicznej</text:p>
              </table:table-cell>
              <table:table-cell office:value-type="float" office:value="41992">
                <text:p>419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Ostateczna implementacja współdziałania elementów dodatkowych i bonusów z kulką</text:p>
              </table:table-cell>
              <table:table-cell office:value-type="float" office:value="42003">
                <text:p>420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Zaprojektowanie plansz.</text:p>
              </table:table-cell>
              <table:table-cell office:value-type="float" office:value="42003">
                <text:p>420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tworzenie plansz.</text:p>
              </table:table-cell>
              <table:table-cell office:value-type="float" office:value="42011">
                <text:p>420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esty dla współdziałania elementów dodatkowych oraz testy integracyjne, zaimplementowana całkowita logika gry</text:p>
              </table:table-cell>
              <table:table-cell office:value-type="float" office:value="42011">
                <text:p>4201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date-style style:name="N36">
      <number:day/>
      <number:text>.</number:text>
      <number:month number:style="long"/>
      <number:text>.</number:text>
      <number:year number:style="long"/>
    </number:date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36">
      <style:chart-properties chart:display-label="true" chart:logarithmic="false" chart:minimum="41950" chart:maximum="42020" chart:origin="0" chart:interval-major="20" chart:interval-minor-divisor="4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6">
      <style:chart-properties chart:link-data-style-to-source="fals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36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498cm" svg:height="14.533cm" xlink:href="." xlink:type="simple" chart:class="chart:bar" chart:style-name="ch1">
        <chart:title svg:x="11.488cm" svg:y="0.426cm" chart:style-name="ch2">
          <text:p>Harmonogram prac (model klasyczny)</text:p>
        </chart:title>
        <chart:plot-area chart:style-name="ch3" chart:data-source-has-labels="both" svg:x="-2.191cm" svg:y="2.074cm" svg:width="31.468cm" svg:height="11.746cm">
          <chartooo:coordinate-region svg:x="14.835cm" svg:y="2.748cm" svg:width="14.442cm" svg:height="11.072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local-table.$B$2:.$B$16" chart:label-cell-address="local-table.$B$1" chart:class="chart:bar">
            <chart:data-point chart:repeated="15"/>
          </chart:series>
          <chart:series chart:style-name="ch8" chart:values-cell-range-address="local-table.$C$2:.$C$16" chart:label-cell-address="local-table.$C$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Zarysowanie schematu klas i odpowiedzialności za odpowiednie operacje</text:p>
              </table:table-cell>
              <table:table-cell office:value-type="float" office:value="41950">
                <text:p>419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stateczne opracowanie schematu klas i  odpowiedzialności ,
szkic opisu działania metod</text:p>
              </table:table-cell>
              <table:table-cell office:value-type="float" office:value="41962">
                <text:p>419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pis szczegółowy metod, zapoznanie z  działaniem i obsługą sensorów</text:p>
              </table:table-cell>
              <table:table-cell office:value-type="float" office:value="41969">
                <text:p>419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mplementacja wstępna siły grawitacji oraz modelu elementu kulki, implementacja algorytmu rozwiązywania równań różniczkowych</text:p>
              </table:table-cell>
              <table:table-cell office:value-type="float" office:value="41976">
                <text:p>419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Zaprojektowanie i wstępna implementacja głównych ekranów gry - menu, opcje, wybór planszy</text:p>
              </table:table-cell>
              <table:table-cell office:value-type="float" office:value="41976">
                <text:p>419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Zaprojektowanie i wstępna implementacja modeli 3D głównych elementów gry, w tym kulki, wahadła, elementów bonusowych</text:p>
              </table:table-cell>
              <table:table-cell office:value-type="float" office:value="41976">
                <text:p>419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stateczna implementacja siły grawitacji, testy sprawdzające siłę grawitacji,
wstępny szkic dla sił oporu ruchu</text:p>
              </table:table-cell>
              <table:table-cell office:value-type="float" office:value="41983">
                <text:p>419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Implementacja zaprojektowanych ekranów.</text:p>
              </table:table-cell>
              <table:table-cell office:value-type="float" office:value="41983">
                <text:p>419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tworzenie modeli 3D głównych elementów gry</text:p>
              </table:table-cell>
              <table:table-cell office:value-type="float" office:value="41983">
                <text:p>419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implementacja wstępna modeli fizycznych elementów dodatkowych i bonusów, ostateczna implementacja sił oporów ruchu,
testy dla sił oporów ruchu</text:p>
              </table:table-cell>
              <table:table-cell office:value-type="float" office:value="41992">
                <text:p>419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Implementacja obsługi sterowania w  grze.</text:p>
              </table:table-cell>
              <table:table-cell office:value-type="float" office:value="41992">
                <text:p>419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Ostateczna implementacja współdziałania elementów dodatkowych i bonusów z kulką</text:p>
              </table:table-cell>
              <table:table-cell office:value-type="float" office:value="42003">
                <text:p>420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Zaprojektowanie plansz.</text:p>
              </table:table-cell>
              <table:table-cell office:value-type="float" office:value="42003">
                <text:p>420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tworzenie plansz.</text:p>
              </table:table-cell>
              <table:table-cell office:value-type="float" office:value="42011">
                <text:p>420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esty dla współdziałania elementów dodatkowych oraz testy integracyjne, zaimplementowana całkowita logika gry</text:p>
              </table:table-cell>
              <table:table-cell office:value-type="float" office:value="42011">
                <text:p>4201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